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nsolas" svg:font-family="Consolas" style:font-adornments="Regula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MU Serif" svg:font-family="'CMU Serif'" style:font-adornments="Italic" style:font-family-generic="roman" style:font-pitch="variable"/>
    <style:font-face style:name="Cambria" svg:font-family="Cambria" style:font-adornments="Bold"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4" svg:font-family="'Times New Roman'" style:font-adornments="Regular"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Coperta">
      <style:paragraph-properties fo:margin-left="0cm" fo:margin-right="0cm" fo:text-indent="0cm" style:auto-text-indent="false"/>
    </style:style>
    <style:style style:name="P2" style:family="paragraph" style:parent-style-name="Text_20_Coperta">
      <style:paragraph-properties fo:margin-left="0cm" fo:margin-right="0cm" fo:text-align="center" style:justify-single-word="false" fo:text-indent="0cm" style:auto-text-indent="false"/>
      <style:text-properties fo:language="ro" fo:country="RO" officeooo:paragraph-rsid="0013da26"/>
    </style:style>
    <style:style style:name="P3" style:family="paragraph" style:parent-style-name="Header_20_right">
      <style:text-properties fo:font-size="11pt" fo:language="ro" fo:country="RO" officeooo:paragraph-rsid="0056ba94" style:font-size-asian="11pt" style:font-size-complex="11pt"/>
    </style:style>
    <style:style style:name="P4" style:family="paragraph" style:parent-style-name="Header_20_left">
      <style:text-properties fo:color="#c9211e" style:text-outline="false" style:text-line-through-style="none" style:text-line-through-type="none" fo:font-size="11pt" fo:language="ro" fo:country="RO" officeooo:rsid="014cff40" officeooo:paragraph-rsid="014cff40" style:text-blinking="false" style:font-size-asian="11pt" style:font-size-complex="11pt"/>
    </style:style>
    <style:style style:name="P5" style:family="paragraph" style:parent-style-name="Footer">
      <style:paragraph-properties fo:text-align="end" style:justify-single-word="false"/>
      <style:text-properties fo:language="ro" fo:country="RO"/>
    </style:style>
    <style:style style:name="P6" style:family="paragraph" style:parent-style-name="Footer">
      <style:paragraph-properties fo:text-align="start" style:justify-single-word="false"/>
      <style:text-properties fo:language="ro" fo:country="RO"/>
    </style:style>
    <style:style style:name="P7" style:family="paragraph" style:parent-style-name="Horizontal_20_Line">
      <style:text-properties fo:language="ro" fo:country="RO"/>
    </style:style>
    <style:style style:name="P8" style:family="paragraph" style:parent-style-name="Bibliography_20_1">
      <style:paragraph-properties>
        <style:tab-stops>
          <style:tab-stop style:position="1cm"/>
        </style:tab-stops>
      </style:paragraph-properties>
    </style:style>
    <style:style style:name="P9" style:family="paragraph" style:parent-style-name="_5f_TEXT">
      <style:text-properties fo:font-style="italic" officeooo:paragraph-rsid="014501e4" style:font-style-asian="italic" style:font-style-complex="italic"/>
    </style:style>
    <style:style style:name="P10" style:family="paragraph" style:parent-style-name="_5f_TEXT">
      <style:text-properties officeooo:paragraph-rsid="014501e4"/>
    </style:style>
    <style:style style:name="P11" style:family="paragraph" style:parent-style-name="_5f_TEXT">
      <style:text-properties officeooo:paragraph-rsid="0146d763"/>
    </style:style>
    <style:style style:name="P12" style:family="paragraph" style:parent-style-name="_5f_TEXT">
      <style:text-properties officeooo:rsid="0137efd1" officeooo:paragraph-rsid="013c96ab"/>
    </style:style>
    <style:style style:name="P13" style:family="paragraph" style:parent-style-name="_5f_TEXT">
      <style:paragraph-properties fo:line-height="100%"/>
      <style:text-properties fo:font-style="normal" officeooo:rsid="01443d89" officeooo:paragraph-rsid="01443d89" style:font-style-asian="normal" style:font-style-complex="normal"/>
    </style:style>
    <style:style style:name="P14" style:family="paragraph" style:parent-style-name="_5f_TEXT">
      <style:text-properties fo:font-style="normal" officeooo:rsid="001fb8bd" style:font-style-asian="normal" style:font-style-complex="normal"/>
    </style:style>
    <style:style style:name="P15" style:family="paragraph" style:parent-style-name="_5f_TEXT">
      <style:text-properties fo:font-style="normal" officeooo:rsid="002ab079" style:font-style-asian="normal" style:font-style-complex="normal"/>
    </style:style>
    <style:style style:name="P16" style:family="paragraph" style:parent-style-name="_5f_TEXT">
      <style:text-properties fo:font-style="normal" officeooo:rsid="002ade84" style:font-style-asian="normal" style:font-style-complex="normal"/>
    </style:style>
    <style:style style:name="P17" style:family="paragraph" style:parent-style-name="_5f_TEXT">
      <style:text-properties fo:font-style="normal" officeooo:rsid="00699cba" officeooo:paragraph-rsid="013c96ab" style:font-style-asian="normal" style:font-style-complex="normal"/>
    </style:style>
    <style:style style:name="P18" style:family="paragraph" style:parent-style-name="_5f_TEXT">
      <style:text-properties officeooo:paragraph-rsid="014700a1"/>
    </style:style>
    <style:style style:name="P19" style:family="paragraph" style:parent-style-name="_5f_TEXT">
      <style:text-properties style:font-name="Times New Roman" fo:language="ro" fo:country="RO" fo:font-style="normal" officeooo:rsid="00bce6f6" style:font-name-asian="SimSun" style:font-style-asian="normal" style:font-name-complex="Mangal" style:font-style-complex="normal"/>
    </style:style>
    <style:style style:name="P20" style:family="paragraph" style:parent-style-name="Text_20_Coperta">
      <style:text-properties officeooo:rsid="01374fcc" officeooo:paragraph-rsid="01374fcc"/>
    </style:style>
    <style:style style:name="P21" style:family="paragraph" style:parent-style-name="Contents_20_1">
      <style:paragraph-properties>
        <style:tab-stops>
          <style:tab-stop style:position="16.501cm" style:type="right" style:leader-style="dotted" style:leader-text="."/>
        </style:tab-stops>
      </style:paragraph-properties>
    </style:style>
    <style:style style:name="P22" style:family="paragraph" style:parent-style-name="Text_20_Coperta">
      <style:paragraph-properties fo:text-align="end" style:justify-single-word="false"/>
      <style:text-properties officeooo:rsid="014f271e" officeooo:paragraph-rsid="014f271e"/>
    </style:style>
    <style:style style:name="P23" style:family="paragraph" style:parent-style-name="Text_20_Coperta">
      <style:paragraph-properties fo:text-align="center" style:justify-single-word="false"/>
      <style:text-properties fo:font-size="18pt" officeooo:rsid="014f271e" officeooo:paragraph-rsid="014f271e" style:font-size-asian="18pt" style:font-size-complex="18pt"/>
    </style:style>
    <style:style style:name="P24" style:family="paragraph" style:parent-style-name="Text_20_Coperta">
      <style:paragraph-properties fo:text-align="center" style:justify-single-word="false"/>
      <style:text-properties fo:color="#000000" officeooo:rsid="014f271e" officeooo:paragraph-rsid="014f271e"/>
    </style:style>
    <style:style style:name="P25" style:family="paragraph" style:parent-style-name="Text_20_Coperta">
      <style:text-properties fo:color="#c9211e" fo:font-size="16pt" officeooo:rsid="014f271e"/>
    </style:style>
    <style:style style:name="P26" style:family="paragraph" style:parent-style-name="Text_20_Coperta" style:master-page-name="Coperta">
      <style:paragraph-properties style:page-number="auto"/>
    </style:style>
    <style:style style:name="P27" style:family="paragraph" style:parent-style-name="Text_20_Coperta">
      <style:paragraph-properties fo:margin-left="0cm" fo:margin-right="0cm" fo:text-align="end" style:justify-single-word="false" fo:text-indent="0cm" style:auto-text-indent="false"/>
      <style:text-properties officeooo:paragraph-rsid="014f271e"/>
    </style:style>
    <style:style style:name="P28" style:family="paragraph" style:parent-style-name="Text_20_Declaratie" style:master-page-name="Cuprins">
      <style:paragraph-properties style:page-number="1"/>
    </style:style>
    <style:style style:name="P29" style:family="paragraph" style:parent-style-name="Contents_20_5">
      <style:paragraph-properties>
        <style:tab-stops>
          <style:tab-stop style:position="16.501cm" style:type="right" style:leader-style="dotted" style:leader-text="."/>
        </style:tab-stops>
      </style:paragraph-properties>
    </style:style>
    <style:style style:name="P30" style:family="paragraph" style:parent-style-name="_5f_TEXT" style:list-style-name="_5f_Listă_20_cu_20_liniuțe">
      <style:text-properties officeooo:paragraph-rsid="014501e4"/>
    </style:style>
    <style:style style:name="P31" style:family="paragraph" style:parent-style-name="_5f_TEXT" style:list-style-name="_5f_Listă_20_cu_20_liniuțe">
      <style:text-properties officeooo:paragraph-rsid="0146d763"/>
    </style:style>
    <style:style style:name="P32" style:family="paragraph" style:parent-style-name="_5f_TEXT" style:list-style-name="_5f_Listă_20_cu_20_liniuțe">
      <style:text-properties fo:font-style="normal" officeooo:paragraph-rsid="014501e4" style:font-style-asian="normal" style:font-style-complex="normal"/>
    </style:style>
    <style:style style:name="P33" style:family="paragraph" style:parent-style-name="_5f_TEXT" style:list-style-name="_5f_Listă_20_cu_20_liniuțe">
      <style:text-properties style:font-name="Times New Roman" fo:font-style="normal" fo:font-weight="normal" officeooo:rsid="008ea27b" officeooo:paragraph-rsid="0146d763" style:font-name-asian="SimSun" style:font-style-asian="normal" style:font-weight-asian="normal" style:font-name-complex="Mangal" style:font-style-complex="normal" style:font-weight-complex="normal"/>
    </style:style>
    <style:style style:name="P34" style:family="paragraph" style:parent-style-name="_5f_TEXT" style:list-style-name="L1"/>
    <style:style style:name="P35" style:family="paragraph" style:parent-style-name="_31__20_Capitol" style:list-style-name=""/>
    <style:style style:name="P36" style:family="paragraph" style:parent-style-name="_31__20_Capitol">
      <style:text-properties fo:color="#004586" fo:font-size="14pt" fo:font-weight="bold" officeooo:rsid="014501e4" officeooo:paragraph-rsid="014501e4" style:font-size-asian="14pt" style:font-weight-asian="bold"/>
    </style:style>
    <style:style style:name="P37" style:family="paragraph" style:parent-style-name="_31__20_Capitol">
      <style:text-properties fo:font-weight="bold" officeooo:paragraph-rsid="0146d763" style:font-weight-asian="bold" style:font-weight-complex="bold"/>
    </style:style>
    <style:style style:name="P38" style:family="paragraph" style:parent-style-name="_31__20_Capitol" style:list-style-name="" style:master-page-name="Corp_5f_Lucrare">
      <style:paragraph-properties style:page-number="1" text:number-lines="true" text:line-number="0"/>
    </style:style>
    <style:style style:name="P39" style:family="paragraph" style:parent-style-name="_35__20_Anexă">
      <style:text-properties fo:color="#004586" fo:font-size="13pt" fo:font-style="italic" fo:font-weight="bold" officeooo:rsid="014700a1" officeooo:paragraph-rsid="014700a1" style:font-size-asian="13pt"/>
    </style:style>
    <style:style style:name="T1" style:family="text">
      <style:text-properties officeooo:rsid="01443d89"/>
    </style:style>
    <style:style style:name="T2" style:family="text">
      <style:text-properties fo:language="ro" fo:country="RO"/>
    </style:style>
    <style:style style:name="T3" style:family="text">
      <style:text-properties fo:language="ro" fo:country="RO" officeooo:rsid="0012067c"/>
    </style:style>
    <style:style style:name="T4" style:family="text">
      <style:text-properties fo:font-style="italic" style:font-style-asian="italic" style:font-style-complex="italic"/>
    </style:style>
    <style:style style:name="T5" style:family="text">
      <style:text-properties fo:font-style="italic" officeooo:rsid="0029510e" style:font-style-asian="italic" style:font-style-complex="italic"/>
    </style:style>
    <style:style style:name="T6" style:family="text">
      <style:text-properties fo:font-style="italic" officeooo:rsid="002ab079" style:font-style-asian="italic" style:font-style-complex="italic"/>
    </style:style>
    <style:style style:name="T7" style:family="text">
      <style:text-properties fo:font-style="italic" officeooo:rsid="0031eb7e" style:font-style-asian="italic" style:font-style-complex="italic"/>
    </style:style>
    <style:style style:name="T8" style:family="text">
      <style:text-properties fo:font-style="italic" officeooo:rsid="004cca53" style:font-style-asian="italic" style:font-style-complex="italic"/>
    </style:style>
    <style:style style:name="T9" style:family="text">
      <style:text-properties fo:font-style="italic" officeooo:rsid="003b7d06" style:font-style-asian="italic" style:font-style-complex="italic"/>
    </style:style>
    <style:style style:name="T10" style:family="text">
      <style:text-properties fo:font-style="italic" officeooo:rsid="01400251"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normal" officeooo:rsid="01400251"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officeooo:rsid="0029510e" style:font-style-asian="normal" style:font-style-complex="normal"/>
    </style:style>
    <style:style style:name="T15" style:family="text">
      <style:text-properties fo:font-style="normal" officeooo:rsid="002ab079" style:font-style-asian="normal" style:font-style-complex="normal"/>
    </style:style>
    <style:style style:name="T16" style:family="text">
      <style:text-properties fo:font-style="normal" officeooo:rsid="003b7d06" style:font-style-asian="normal" style:font-style-complex="normal"/>
    </style:style>
    <style:style style:name="T17" style:family="text">
      <style:text-properties fo:font-style="normal" officeooo:rsid="004cca53" style:font-style-asian="normal" style:font-style-complex="normal"/>
    </style:style>
    <style:style style:name="T18" style:family="text">
      <style:text-properties officeooo:rsid="0012067c"/>
    </style:style>
    <style:style style:name="T19" style:family="text">
      <style:text-properties style:font-name="Times New Roman" fo:font-style="normal" officeooo:rsid="008ea27b" style:font-name-asian="SimSun" style:font-style-asian="normal" style:font-name-complex="Mangal" style:font-style-complex="normal"/>
    </style:style>
    <style:style style:name="T20" style:family="text">
      <style:text-properties style:font-name="Times New Roman" fo:font-style="normal" officeooo:rsid="0146d763" style:font-name-asian="SimSun" style:font-style-asian="normal" style:font-name-complex="Mangal" style:font-style-complex="normal"/>
    </style:style>
    <style:style style:name="T21" style:family="text">
      <style:text-properties fo:color="#000000" fo:font-size="16pt" officeooo:rsid="01443d89"/>
    </style:style>
    <style:style style:name="T22" style:family="text">
      <style:text-properties fo:color="#000000" fo:font-size="16pt" officeooo:rsid="014f271e"/>
    </style:style>
    <style:style style:name="T23" style:family="text">
      <style:text-properties fo:font-size="16pt" style:font-size-asian="16pt" style:font-size-complex="16pt"/>
    </style:style>
    <style:style style:name="T24" style:family="text">
      <style:text-properties fo:font-size="16pt" officeooo:rsid="001e9135" style:font-size-asian="16pt" style:font-size-complex="16pt"/>
    </style:style>
    <style:style style:name="T25" style:family="text">
      <style:text-properties officeooo:rsid="009fc5b7"/>
    </style:style>
    <style:style style:name="T26" style:family="text">
      <style:text-properties officeooo:rsid="00e5da87"/>
    </style:style>
    <style:style style:name="T27" style:family="text">
      <style:text-properties officeooo:rsid="0118b4d3"/>
    </style:style>
    <style:style style:name="T28" style:family="text">
      <style:text-properties fo:language="en" fo:country="US" officeooo:rsid="0128d4a5"/>
    </style:style>
    <style:style style:name="T29" style:family="text">
      <style:text-properties officeooo:rsid="002ab079"/>
    </style:style>
    <style:style style:name="T30" style:family="text">
      <style:text-properties officeooo:rsid="0029510e"/>
    </style:style>
    <style:style style:name="T31" style:family="text">
      <style:text-properties officeooo:rsid="0020ade1"/>
    </style:style>
    <style:style style:name="T32" style:family="text">
      <style:text-properties officeooo:rsid="00220bec"/>
    </style:style>
    <style:style style:name="T33" style:family="text">
      <style:text-properties fo:font-size="28pt" fo:font-weight="bold" style:font-size-asian="28pt" style:font-weight-asian="bold" style:font-size-complex="28pt" style:font-weight-complex="bold"/>
    </style:style>
    <style:style style:name="T34" style:family="text">
      <style:text-properties fo:font-size="28pt" fo:font-weight="bold" officeooo:rsid="014cff40" style:font-size-asian="28pt" style:font-weight-asian="bold" style:font-size-complex="28pt"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tru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float" text:name="Hide"/>
      </text:variable-decl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1" text:separation-character="." text:name="Tabelul"/>
        <text:sequence-decl text:display-outline-level="1" text:separation-character="." text:name="Figura"/>
      </text:sequence-decls>
      <text:p text:style-name="P26"><text:span text:style-name="T2">UNIVERSITATEA TEHNICĂ „Gheorghe Asachi” </text:span><text:span text:style-name="T3">din</text:span><text:span text:style-name="T2"> IAȘI</text:span></text:p>
      <text:p text:style-name="Text_20_Coperta">FACULTATEA DE <text:span text:style-name="T18">AUTOMATICĂ ȘI CALCULATOARE</text:span></text:p>
      <text:p text:style-name="Text_20_Coperta">DOMENIUL: <text:span text:style-name="T21">Calculatoare și tehnologia informației</text:span></text:p>
      <text:p text:style-name="Text_20_Coperta">SPECIALIZAREA: <text:span text:style-name="T21">Tehnologia informației</text:span></text:p>
      <text:p text:style-name="Text_20_Coperta"/>
      <text:p text:style-name="Text_20_Coperta"/>
      <text:p text:style-name="Text_20_Coperta"/>
      <text:p text:style-name="Text_20_Coperta"/>
      <text:p text:style-name="Text_20_Coperta"/>
      <text:p text:style-name="P1"/>
      <text:p text:style-name="Text_20_Coperta"/>
      <text:p text:style-name="Text_20_Coperta"/>
      <text:p text:style-name="P24"><text:span text:style-name="T34">I</text:span><text:span text:style-name="T33">NTERFERENȚA PRIN ENUMERARE</text:span></text:p>
      <text:p text:style-name="Text_20_Coperta"/>
      <text:p text:style-name="P23">Proiect la disciplina <text:span text:style-name="T4">Ingineria Programării</text:span></text:p>
      <text:p text:style-name="Text_20_Coperta"/>
      <text:p text:style-name="Text_20_Coperta"/>
      <text:p text:style-name="Text_20_Coperta"/>
      <text:p text:style-name="Text_20_Coperta"/>
      <text:p text:style-name="Text_20_Coperta"/>
      <text:p text:style-name="Text_20_Coperta"/>
      <text:p text:style-name="P20"/>
      <text:p text:style-name="P25"/>
      <text:p text:style-name="P22">Studenți</text:p>
      <text:p text:style-name="P27"><text:span text:style-name="T22">Nicolae Boca, Ștefan Ignătescu, Gabriel Răileanu</text:span></text:p>
      <text:p text:style-name="P28"/>
      <text:table-of-content text:style-name="Sect1" text:name="Table of Contents2">
        <text:table-of-content-source text:outline-level="5">
          <text:index-title-template text:style-name="Contents_20_Heading">Cuprins</text:index-title-template>
          <text:table-of-content-entry-template text:outline-level="1" text:style-name="Contents_20_1">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Cuprins</text:p>
          </text:index-title>
          <text:p text:style-name="P21"><text:a xlink:type="simple" xlink:href="#__RefHeading__5011_1794362497" text:style-name="Index_20_Link" text:visited-style-name="Index_20_Link"><text:s/>Introducere</text:a><text:tab/>1</text:p>
          <text:p text:style-name="P21"><text:a xlink:type="simple" xlink:href="#__RefHeading__8225_2127286618" text:style-name="Index_20_Link" text:visited-style-name="Index_20_Link">Capitolul 1. <text:s text:c="2"/>Fundamentarea teoretică și documentarea bibliografică pentru tema propusă</text:a><text:tab/>2</text:p>
          <text:p text:style-name="P21"><text:a xlink:type="simple" xlink:href="#__RefHeading__11160_1794362497" text:style-name="Index_20_Link" text:visited-style-name="Index_20_Link">Capitolul 2. <text:s text:c="2"/>Proiectarea aplicației</text:a><text:tab/>3</text:p>
          <text:p text:style-name="P21"><text:a xlink:type="simple" xlink:href="#__RefHeading__12279_1071978123" text:style-name="Index_20_Link" text:visited-style-name="Index_20_Link">Capitolul 3. <text:s text:c="2"/>Implementarea aplicației</text:a><text:tab/>4</text:p>
          <text:p text:style-name="P21"><text:a xlink:type="simple" xlink:href="#__RefHeading___Toc10888_3593836225" text:style-name="Index_20_Link" text:visited-style-name="Index_20_Link">Capitolul 4. <text:s text:c="2"/></text:a><text:a xlink:type="simple" xlink:href="#__RefHeading___Toc10888_3593836225" text:style-name="Index_20_Link" text:visited-style-name="Index_20_Link"><text:span text:style-name="T13">T</text:span></text:a><text:a xlink:type="simple" xlink:href="#__RefHeading___Toc10888_3593836225" text:style-name="Index_20_Link" text:visited-style-name="Index_20_Link"><text:span text:style-name="T13">estarea aplicației și rezultate experimentale</text:span></text:a><text:tab/>5</text:p>
          <text:p text:style-name="P21"><text:a xlink:type="simple" xlink:href="#__RefHeading__6364_982623240" text:style-name="Index_20_Link" text:visited-style-name="Index_20_Link"><text:s/>Concluzii</text:a><text:tab/>6</text:p>
          <text:p text:style-name="P21"><text:a xlink:type="simple" xlink:href="#__RefHeading__6324_59671573" text:style-name="Index_20_Link" text:visited-style-name="Index_20_Link"><text:s/>Bibliografie</text:a><text:tab/>7</text:p>
          <text:p text:style-name="P21"><text:a xlink:type="simple" xlink:href="#__RefHeading__6326_59671573" text:style-name="Index_20_Link" text:visited-style-name="Index_20_Link"><text:s/>Anexe.</text:a><text:tab/>8</text:p>
          <text:p text:style-name="P29"><text:a xlink:type="simple" xlink:href="#__RefHeading__6328_59671573" text:style-name="Index_20_Link" text:visited-style-name="Index_20_Link">Anexa 1. <text:s text:c="2"/>Exemplu</text:a><text:tab/>8</text:p>
        </text:index-body>
      </text:table-of-content>
      <text:h text:style-name="P38" text:outline-level="1"><text:bookmark-start text:name="__RefHeading__5011_1794362497"/>Introducere<text:bookmark-end text:name="__RefHeading__5011_1794362497"/></text:h>
      <text:p text:style-name="P13"><text:span text:style-name="T4">Introducere</text:span><text:span text:style-name="T10">a</text:span> <text:span text:style-name="T29">va avea 2–3 pagini care</text:span> v<text:span text:style-name="T30">or</text:span> <text:span text:style-name="T31">conține</text:span> <text:span text:style-name="T31">motivația</text:span> alegerii temei, relevan<text:span text:style-name="T26">ț</text:span>a <text:span text:style-name="T32">și contextul</text:span> temei<text:span text:style-name="T32"> alese</text:span>, obiectivele generale ale lucrării, metodologia <text:span text:style-name="T32">și instrumentele utilizate și o scurtă descriere a structurii</text:span> <text:span text:style-name="T30">lucrării </text:span>(titlul capitolelor<text:span text:style-name="T30">, o scurtă descriere</text:span> <text:span text:style-name="T30">ș</text:span>i legătura dintre <text:span text:style-name="T30">acestea</text:span>)<text:span text:style-name="T30">.</text:span></text:p>
      <text:h text:style-name="P36" text:outline-level="1"><text:bookmark-start text:name="__RefHeading__8225_2127286618"/>Fundamentarea teoretică și documentarea bibliografică pentru tema propusă<text:bookmark-end text:name="__RefHeading__8225_2127286618"/></text:h>
      <text:p text:style-name="P10"><text:span text:style-name="T11">Capitolul </text:span><text:span text:style-name="T12">1</text:span><text:span text:style-name="T11">. Fundamentarea teoretică și documentarea bibliografică pentru tema propusă</text:span><text:span text:style-name="T13"> (10–15 pagini). </text:span></text:p>
      <text:list xml:id="list2806519788" text:style-name="_5f_Listă_20_cu_20_liniuțe">
        <text:list-item>
          <text:p text:style-name="P30">domeniul și contextul abordării temei;</text:p>
        </text:list-item>
        <text:list-item>
          <text:p text:style-name="P30">o prezentare succintă și comparativă privind realizările actuale pe aceeași temă;</text:p>
        </text:list-item>
        <text:list-item>
          <text:p text:style-name="P30">analiza tipurilor de produse/aplicații existente din respectiva categorie a temei, tehnologii folosite pentru implementare;</text:p>
        </text:list-item>
        <text:list-item>
          <text:p text:style-name="P30">elaborarea specificațiilor privind caracteristicile așteptate de la aplicație.</text:p>
        </text:list-item>
      </text:list>
      <text:h text:style-name="P36" text:outline-level="1"><text:bookmark-start text:name="__RefHeading__11160_1794362497"/>Proiectarea aplicației<text:bookmark-end text:name="__RefHeading__11160_1794362497"/></text:h>
      <text:p text:style-name="P10"><text:span text:style-name="T4">Capitolul </text:span><text:span text:style-name="T10">2</text:span><text:span text:style-name="T4">. Proiectarea aplica</text:span><text:span text:style-name="T9">ț</text:span><text:span text:style-name="T4">iei</text:span><text:span text:style-name="T13"> </text:span><text:span text:style-name="T16">are </text:span><text:span text:style-name="T13">10–</text:span><text:span text:style-name="T17">20</text:span><text:span text:style-name="T13"> pagini </text:span><text:span text:style-name="T16">și</text:span><text:span text:style-name="T13"> poate conține:</text:span></text:p>
      <text:list xml:id="list140127489905979" text:continue-numbering="true" text:style-name="_5f_Listă_20_cu_20_liniuțe">
        <text:list-item>
          <text:p text:style-name="P30">se analizează platforma hardware pe care va fi executată respectiva aplicație și se <text:span text:style-name="T26">determină</text:span> care abordare ar fi mai bună pentru <text:span text:style-name="T26">implementarea </text:span>respectiv<text:span text:style-name="T26">ei</text:span> structur<text:span text:style-name="T26">i</text:span>;</text:p>
        </text:list-item>
        <text:list-item>
          <text:p text:style-name="P30">se stabilesc modulele generale ale aplicației și interacțiunile dintre ele;</text:p>
        </text:list-item>
        <text:list-item>
          <text:p text:style-name="P30">se analizează avantaje<text:span text:style-name="T26">le</text:span> și dezavantajele metodei alese;</text:p>
        </text:list-item>
        <text:list-item>
          <text:p text:style-name="P30">se indică limitele în care metoda va funcționa.</text:p>
        </text:list-item>
      </text:list>
      <text:p text:style-name="P9">Componente software:</text:p>
      <text:list xml:id="list140127628161641" text:continue-numbering="true" text:style-name="_5f_Listă_20_cu_20_liniuțe">
        <text:list-item>
          <text:p text:style-name="P30">proiectarea propriu zisă (diagrame ER pentru baze de date, UML pentru proiectele care necesită diverse paradigme complexe și lucru cu clase – orientat obiect, scheme logice pentru cei care dezvoltă în limbaje structurate etc);</text:p>
        </text:list-item>
        <text:list-item>
          <text:p text:style-name="P30">se stabilește tehnologia aleasă pentru implementare și se justifică alegerea făcută;</text:p>
        </text:list-item>
        <text:list-item>
          <text:p text:style-name="P30">se descriu succint numai clasele dezvoltate și implementate de absolvent cu trimitere la pagina din anexă unde se află codul complet.</text:p>
        </text:list-item>
      </text:list>
      <text:p text:style-name="P14"/>
      <text:p text:style-name="P15"/>
      <text:p text:style-name="P16"/>
      <text:h text:style-name="P36" text:outline-level="1"><text:bookmark-start text:name="__RefHeading__12279_1071978123"/>Implementarea aplicației<text:bookmark-end text:name="__RefHeading__12279_1071978123"/></text:h>
      <text:p text:style-name="P10"><text:span text:style-name="T4">Capitolul </text:span><text:span text:style-name="T10">3</text:span><text:span text:style-name="T4">. Implementarea aplicației</text:span><text:span text:style-name="T13"> poate avea 10–15 pagini care funcție de tematica lucrării pot conține:</text:span></text:p>
      <text:list xml:id="list140126943014703" text:continue-numbering="true" text:style-name="_5f_Listă_20_cu_20_liniuțe">
        <text:list-item>
          <text:p text:style-name="P30">descrierea generală a implementării;</text:p>
        </text:list-item>
        <text:list-item>
          <text:p text:style-name="P30">probleme speciale/dificultăți întâmpinate și modalități de rezolvare;</text:p>
        </text:list-item>
        <text:list-item>
          <text:p text:style-name="P30">idei originale, soluții noi;</text:p>
        </text:list-item>
        <text:list-item>
          <text:p text:style-name="P30">se prezintă pe scurt funcționarea sistemului (câteva capturi de ecran în punctele esențiale) – nu se insistă <text:span text:style-name="T27">în mod </text:span>deosebit deoarece există prezentare practică<text:span text:style-name="T26">;</text:span></text:p>
        </text:list-item>
        <text:list-item>
          <text:p text:style-name="P30">comunicarea cu alte sisteme <text:span text:style-name="T27">ș</text:span>i salvarea/stocarea informațiilor;</text:p>
        </text:list-item>
        <text:list-item>
          <text:p text:style-name="P30">interfața cu utilizatorul;</text:p>
        </text:list-item>
        <text:list-item>
          <text:p text:style-name="P32">se realizează calibrarea hardware și eventual software și se dau detalii despre maniera în care a fost efectuată.</text:p>
        </text:list-item>
      </text:list>
      <text:p text:style-name="_5f_TEXT"/>
      <text:p text:style-name="P12"/>
      <text:p text:style-name="P17"/>
      <text:h text:style-name="P37" text:outline-level="1"><text:bookmark-start text:name="__RefHeading___Toc10888_3593836225"/><text:span text:style-name="T19">T</text:span><text:span text:style-name="T20">estarea aplicației și rezultate experimentale</text:span><text:bookmark-end text:name="__RefHeading___Toc10888_3593836225"/></text:h>
      <text:p text:style-name="P11"><text:span text:style-name="T5">Capitolul </text:span><text:span text:style-name="T10">4</text:span><text:span text:style-name="T5">. Testarea aplicației și rezultate experimentale </text:span><text:span text:style-name="T14">va avea cel puțin 5 pagini </text:span><text:span text:style-name="T15">care în funcție de</text:span><text:span text:style-name="T14"> proiect</text:span><text:span text:style-name="T15"> va prezenta:</text:span></text:p>
      <text:list xml:id="list140127748529774" text:continue-numbering="true" text:style-name="_5f_Listă_20_cu_20_liniuțe">
        <text:list-item>
          <text:p text:style-name="P31">punerea în funcțiune/lansarea aplicației, elemente de configurare sau instalare;</text:p>
        </text:list-item>
        <text:list-item>
          <text:p text:style-name="P31">testarea sistemului (hardware/software);</text:p>
        </text:list-item>
        <text:list-item>
          <text:p text:style-name="P31">aspecte legate de încărcarea procesorului, memoriei, limitări în ce privește transmisia datelor/comunicarea;</text:p>
        </text:list-item>
        <text:list-item>
          <text:p text:style-name="P31">se prezintă datele de test/metrici/benchmarks;</text:p>
        </text:list-item>
        <text:list-item>
          <text:p text:style-name="P31">aspecte legate de fiabilitate/securitate;</text:p>
        </text:list-item>
        <text:list-item>
          <text:p text:style-name="P31">rezultate experimentale;</text:p>
        </text:list-item>
        <text:list-item>
          <text:p text:style-name="P33">utilizarea sistemului.</text:p>
        </text:list-item>
      </text:list>
      <text:h text:style-name="P35" text:outline-level="1"><text:bookmark-start text:name="__RefHeading__6364_982623240"/>Concluzii<text:bookmark-end text:name="__RefHeading__6364_982623240"/></text:h>
      <text:p text:style-name="P18"><text:span text:style-name="T4">Concluz</text:span><text:span text:style-name="T7">i</text:span><text:span text:style-name="T4">i</text:span><text:span text:style-name="T6">le lucrării </text:span><text:span text:style-name="T13">(1–2 pag.)</text:span><text:span text:style-name="T15"> în care se regăsesc cele mai importante concluzii din lucrare, care pornind de la obiectivele propuse în introducerea lucrării vor conține opinia personală a autorului privind rezultatele obținute în lucrare, o comparație a acestora cu alte proiecte/produse similare precum și posibile direcții de dezvoltare.</text:span><text:span text:style-name="T17"> Astfel capitolul </text:span><text:span text:style-name="T8">Concluzii </text:span><text:span text:style-name="T17">conține gradul în care s‑a realizat tema propusă (motivarea eventualelor obiective modificate) și se evidențiază într-o formă concisă contribuțiile/soluțiile personale ale autorului (dacă este cazul).</text:span></text:p>
      <text:p text:style-name="_5f_TEXT">Concluziile finale au un rol semnificativ în cadrul lucrării de licență, care trebuie pus în evidență în special în momentul susținerii acesteia în fața comisiei. Aici trebuie prezentate, în câteva pagini, cele mai importante rezultate ale muncii depuse de candidat și potențiale direcții de dezvoltare ulterioară a temei abordate. Acest capitol oferă o sinteză a realizărilor obținute, precum și avantajele și neajunsurile soluțiilor alese.</text:p>
      <text:p text:style-name="_5f_TEXT">Concluziile nu trebuie să aducă rezultate sau interpretări noi, ci doar să le evidențieze pe cele din conținutul lucrării.</text:p>
      <text:p text:style-name="_5f_TEXT"/>
      <text:p text:style-name="P7"/>
      <text:h text:style-name="P35" text:outline-level="1"><text:bookmark-start text:name="BIBLIOGRAFIE"/><text:bookmark-start text:name="__RefHeading__6324_59671573"/><text:span text:style-name="T23">B</text:span><text:bookmark-end text:name="BIBLIOGRAFIE"/><text:span text:style-name="T24">ibliografie</text:span><text:bookmark-end text:name="__RefHeading__6324_59671573"/></text:h>
      <text:bibliography text:style-name="Sect1" text:name="Bibliography2">
        <text:bibliography-source>
          <text:index-title-template text:style-name="Bibliography_20_Heading"/>
          <text:bibliography-entry-template text:bibliography-type="article" text:style-name="Bibliography_20_1">
            <text:index-entry-span>[</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index-entry-span>
            <text:index-entry-bibliography text:style-name="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book" text:style-name="Bibliography_20_1">
            <text:index-entry-span>[</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index-entry-span>
            <text:index-entry-bibliography text:style-name="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booklet" text:style-name="Bibliography_20_1">
            <text:index-entry-span>[</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onference" text:style-name="Bibliography_20_1">
            <text:index-entry-span>[</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Proceedings of the </text:index-entry-span>
            <text:index-entry-bibliography text:style-name="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pp. </text:index-entry-span>
            <text:index-entry-bibliography text:style-name="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1" text:style-name="Bibliography_20_1">
            <text:index-entry-span>[</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2" text:style-name="Bibliography_20_1">
            <text:index-entry-span>[</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3" text:style-name="Bibliography_20_1">
            <text:index-entry-span>[</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4" text:style-name="Bibliography_20_1">
            <text:index-entry-span>[</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5" text:style-name="Bibliography_20_1">
            <text:index-entry-span>[</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index-entry-span>
            <text:index-entry-bibliography text:style-name="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email" text:style-name="Bibliography_20_1">
            <text:index-entry-span>[</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inbook" text:style-name="Bibliography_20_1">
            <text:index-entry-span>[</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incollection" text:style-name="Bibliography_20_1">
            <text:index-entry-span>[</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inproceedings" text:style-name="Bibliography_20_1">
            <text:index-entry-span>[</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journal" text:style-name="Bibliography_20_1">
            <text:index-entry-span>[</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manual" text:style-name="Bibliography_20_1">
            <text:index-entry-span>[</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mastersthesis" text:style-name="Bibliography_20_1">
            <text:index-entry-span>[</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misc" text:style-name="Bibliography_20_1">
            <text:index-entry-span>[</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Online], Disponibil la adresa: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 Accesat: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phdthesis" text:style-name="Bibliography_20_1">
            <text:index-entry-span>[</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proceedings" text:style-name="Bibliography_20_1">
            <text:index-entry-span>[</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techreport" text:style-name="Bibliography_20_1">
            <text:index-entry-span>[</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unpublished" text:style-name="Bibliography_20_1">
            <text:index-entry-span>[</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www" text:style-name="Bibliography_20_1">
            <text:index-entry-span>[</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source>
        <text:index-body>
          <text:p text:style-name="P8"/>
        </text:index-body>
      </text:bibliography>
      <text:h text:style-name="P35" text:outline-level="1"><text:bookmark-start text:name="__RefHeading__6326_59671573"/><text:span text:style-name="T25">A</text:span>nexe<text:span text:style-name="T28">.</text:span><text:bookmark-end text:name="__RefHeading__6326_59671573"/></text:h>
      <text:h text:style-name="P39" text:outline-level="5"><text:bookmark-start text:name="__RefHeading__6328_59671573"/>Exemplu<text:bookmark-end text:name="__RefHeading__6328_59671573"/></text:h>
      <text:list xml:id="list1335085014" text:style-name="L1">
        <text:list-header>
          <text:p text:style-name="P34"/>
        </text:list-header>
      </text:list>
      <text:p text:style-name="_5f_TEXT"/>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nsolas" svg:font-family="Consolas" style:font-adornments="Regula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MU Serif" svg:font-family="'CMU Serif'" style:font-adornments="Italic" style:font-family-generic="roman" style:font-pitch="variable"/>
    <style:font-face style:name="Cambria" svg:font-family="Cambria" style:font-adornments="Bold"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4" svg:font-family="'Times New Roman'" style:font-adornments="Regular"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ff0000"/>
    </style:style>
    <style:style style:name="Heading" style:family="paragraph" style:parent-style-name="Text_20_body"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class="text" style:master-page-name="">
      <style:paragraph-properties fo:margin-top="0cm" fo:margin-bottom="0cm" loext:contextual-spacing="false" fo:line-height="100%" fo:text-align="justify" style:justify-single-word="false" style:page-number="auto"/>
      <style:text-properties style:text-outline="false" style:text-line-through-style="none" style:text-line-through-type="none" fo:font-size="12pt" style:text-blinking="false"/>
    </style:style>
    <style:style style:name="List" style:family="paragraph" style:parent-style-name="Text_20_body" style:class="list">
      <style:text-properties style:font-name-complex="Mangal1" style:font-family-complex="Mangal"/>
    </style:style>
    <style:style style:name="Caption" style:family="paragraph" style:parent-style-name="Text_20_body" style:class="extra">
      <style:paragraph-properties fo:margin-top="0cm" fo:margin-bottom="0.4cm" loext:contextual-spacing="false" fo:text-align="center" style:justify-single-word="false" text:number-lines="false" text:line-number="0"/>
      <style:text-properties fo:font-size="12pt" fo:font-style="normal" style:font-size-asian="12pt" style:font-style-asian="italic" style:font-name-complex="Mangal1" style:font-family-complex="Mangal" style:font-size-complex="12pt" style:font-style-complex="italic"/>
    </style:style>
    <style:style style:name="Index" style:family="paragraph" style:parent-style-name="Text_20_body"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_20_indent" style:class="text" style:master-page-name="">
      <style:paragraph-properties fo:margin-left="1.251cm" fo:margin-right="0cm" fo:margin-top="0.423cm" fo:margin-bottom="0.423cm" loext:contextual-spacing="false" fo:text-indent="0cm" style:auto-text-indent="false" style:page-number="auto" fo:break-before="page" style:shadow="none" text:number-lines="true" text:line-number="0">
        <style:tab-stops>
          <style:tab-stop style:position="0.76cm"/>
        </style:tab-stops>
      </style:paragraph-properties>
      <style:text-properties fo:color="#004586" style:font-name="Times New Roman1" fo:font-family="'Times New Roman'" style:font-style-name="Bold" style:font-family-generic="roman"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_20_indent" style:class="text" style:master-page-name="">
      <loext:graphic-properties draw:fill="none" draw:fill-color="#729fcf"/>
      <style:paragraph-properties fo:margin-left="1.251cm" fo:margin-right="0cm" fo:margin-top="0.42cm" fo:margin-bottom="0.21cm" loext:contextual-spacing="false" fo:text-indent="0cm" style:auto-text-indent="false" style:page-number="auto" fo:background-color="transparent" style:shadow="none">
        <style:tab-stops/>
      </style:paragraph-properties>
      <style:text-properties fo:color="#004586" style:font-name="Times New Roman2" fo:font-family="'Times New Roman'" style:font-style-name="Italic" style:font-family-generic="roman" style:font-pitch="variable"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master-page-name="">
      <style:paragraph-properties fo:margin-left="1.251cm" fo:margin-right="0cm" fo:margin-top="0.42cm" fo:margin-bottom="0.21cm" loext:contextual-spacing="false" fo:text-indent="0cm" style:auto-text-indent="false" style:page-number="auto"/>
      <style:text-properties fo:color="#004586" style:font-name="Times New Roman3" fo:font-family="'Times New Roman'" style:font-style-name="Bold Italic" style:font-family-generic="roman" style:font-pitch="variable" fo:font-size="13pt" fo:font-style="normal"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left="1.251cm" fo:margin-right="0cm" fo:margin-top="0.42cm" fo:margin-bottom="0.21cm" loext:contextual-spacing="false" fo:line-height="100%" fo:text-indent="0cm" style:auto-text-indent="false" style:page-number="auto"/>
      <style:text-properties fo:color="#004586" style:font-name="Times New Roman4" fo:font-family="'Times New Roman'" style:font-style-name="Regular" style:font-family-generic="roman" style:font-pitch="variable" fo:font-size="12pt" fo:font-style="normal" fo:font-weight="normal" style:font-size-asian="85%" style:font-style-asian="italic" style:font-weight-asian="bold" style:font-size-complex="85%" style:font-style-complex="italic" style:font-weight-complex="bold"/>
    </style:style>
    <style:style style:name="Table_20_Contents" style:display-name="Table Contents" style:family="paragraph" style:parent-style-name="Text_20_body" style:class="extra" style:master-page-name="">
      <style:paragraph-properties fo:line-height="110%" fo:text-align="center" style:justify-single-word="false" style:page-number="auto" text:number-lines="false" text:line-number="0"/>
      <style:text-properties fo:font-size="12pt"/>
    </style:style>
    <style:style style:name="Tabelul" style:family="paragraph" style:parent-style-name="Caption" style:next-style-name="Text_20_body" style:master-page-name="">
      <style:paragraph-properties fo:margin-top="0.21cm" fo:margin-bottom="0cm" loext:contextual-spacing="false" style:page-number="auto"/>
      <style:text-properties fo:color="#004586" fo:font-size="11pt"/>
    </style:style>
    <style:style style:name="Figura" style:family="paragraph" style:parent-style-name="Caption" style:master-page-name="">
      <style:paragraph-properties fo:margin-top="0cm" fo:margin-bottom="0cm" loext:contextual-spacing="false" style:page-number="auto"/>
      <style:text-properties fo:color="#004586" fo:font-size="11pt"/>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margin-top="0cm" fo:margin-bottom="0.63cm" loext:contextual-spacing="false" fo:text-indent="0cm" style:auto-text-indent="fals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none" draw:fill-color="#729fcf"/>
      <style:paragraph-properties fo:margin-left="0cm" fo:margin-right="0cm" fo:margin-top="0cm" fo:margin-bottom="0cm" loext:contextual-spacing="false" fo:line-height="115%" fo:text-indent="0cm" style:auto-text-indent="false" fo:background-color="transparent">
        <style:tab-stops>
          <style:tab-stop style:position="16.501cm" style:type="right" style:leader-style="dotted" style:leader-text="."/>
        </style:tab-stops>
      </style:paragraph-properties>
      <style:text-properties fo:font-weight="normal"/>
    </style:style>
    <style:style style:name="Contents_20_2" style:display-name="Contents 2" style:family="paragraph" style:parent-style-name="Index" style:class="index">
      <style:paragraph-properties fo:margin-left="0.499cm" fo:margin-right="0cm" fo:margin-top="0cm" fo:margin-bottom="0cm" loext:contextual-spacing="false" fo:line-height="115%" fo:text-indent="0cm" style:auto-text-indent="false">
        <style:tab-stops>
          <style:tab-stop style:position="16.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line-height="115%" fo:text-indent="0cm" style:auto-text-indent="false">
        <style:tab-stops>
          <style:tab-stop style:position="15.503cm" style:type="right" style:leader-style="dotted" style:leader-text="."/>
        </style:tab-stops>
      </style:paragraph-properties>
    </style:style>
    <style:style style:name="Bibliography_20_Heading" style:display-name="Bibliography Heading" style:family="paragraph" style:parent-style-name="Heading" style:class="index" style:master-page-name="">
      <style:paragraph-properties fo:margin-left="0cm" fo:margin-right="0cm" fo:margin-top="0cm" fo:margin-bottom="0cm" loext:contextual-spacing="false" fo:text-indent="0cm" style:auto-text-indent="false" style:page-number="auto" fo:break-before="auto" fo:break-after="auto" text:number-lines="false" text:line-number="0">
        <style:tab-stops/>
      </style:paragraph-properties>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loext:contextual-spacing="false" fo:line-height="100%" fo:text-align="justify" style:justify-single-word="false" fo:keep-together="always" fo:text-indent="-1cm" style:auto-text-indent="false" style:page-number="auto">
        <style:tab-stops>
          <style:tab-stop style:position="16.501cm" style:type="right" style:leader-style="dotted" style:leader-text="."/>
        </style:tab-stops>
      </style:paragraph-properties>
      <style:text-properties fo:font-size="11pt"/>
    </style:style>
    <style:style style:name="Frame_20_contents" style:display-name="Frame contents" style:family="paragraph" style:parent-style-name="Text_20_body" style:class="extra">
      <style:paragraph-properties fo:margin-left="0cm" fo:margin-right="0cm" fo:text-align="center" style:justify-single-word="false" fo:text-indent="0cm" style:auto-text-indent="false">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weight-asian="bold" style:font-weight-complex="bold"/>
    </style:style>
    <style:style style:name="Footnote" style:family="paragraph" style:parent-style-name="Text_20_body" style:class="extra" style:master-page-name="">
      <style:paragraph-properties fo:margin-left="0.499cm" fo:margin-right="0cm" fo:margin-top="0cm" fo:margin-bottom="0cm" loext:contextual-spacing="false" fo:text-align="justify" style:justify-single-word="false" fo:keep-together="always" fo:text-indent="-0.499cm" style:auto-text-indent="false" style:page-number="auto" text:number-lines="false" text:line-number="0"/>
      <style:text-properties fo:font-size="10pt" style:font-size-asian="10pt" style:font-size-complex="10pt"/>
    </style:style>
    <style:style style:name="List_20_Paragraph" style:display-name="List Paragraph" style:family="paragraph" style:hidden="true" style:parent-style-name="Standard">
      <style:paragraph-properties fo:margin-left="1.27cm" fo:margin-right="0cm" fo:margin-top="0cm" fo:margin-bottom="0cm" loext:contextual-spacing="false" fo:text-indent="0cm" style:auto-text-indent="false"/>
    </style:style>
    <style:style style:name="Heading_20_5" style:display-name="Heading 5" style:family="paragraph" style:parent-style-name="Heading" style:next-style-name="Text_20_body_20_indent" style:class="text" style:master-page-name="">
      <style:paragraph-properties fo:margin-left="1.251cm" fo:margin-right="0cm" fo:margin-top="0.42cm" fo:margin-bottom="0.21cm" loext:contextual-spacing="false" fo:text-indent="0cm" style:auto-text-indent="false" style:page-number="auto"/>
      <style:text-properties fo:color="#004586" style:font-name="Times New Roman3" fo:font-family="'Times New Roman'" style:font-style-name="Bold Italic" style:font-family-generic="roman" style:font-pitch="variable" fo:font-size="13pt" fo:font-style="italic" fo:font-weight="bold" style:font-size-asian="13pt"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1.251cm" fo:margin-right="0cm"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1.251cm" fo:margin-right="0cm" fo:text-indent="0cm" style:auto-text-indent="false"/>
      <style:text-properties fo:font-size="75%" fo:font-weight="bold" style:font-size-asian="75%" style:font-weight-asian="bold" style:font-size-complex="75%" style:font-weight-complex="bold"/>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Text_20_body" style:class="extra">
      <style:paragraph-properties text:number-lines="false" text:line-number="0">
        <style:tab-stops>
          <style:tab-stop style:position="8.001cm" style:type="center"/>
          <style:tab-stop style:position="16.002cm" style:type="right"/>
        </style:tab-stops>
      </style:paragraph-properties>
    </style:style>
    <style:style style:name="Illustration" style:family="paragraph" style:hidden="true" style:parent-style-name="Caption" style:class="extra"/>
    <style:style style:name="Text" style:family="paragraph" style:parent-style-name="Caption" style:class="extra"/>
    <style:style style:name="List_20_1" style:display-name="List 1" style:family="paragraph" style:parent-style-name="List" style:class="list">
      <style:paragraph-properties fo:margin-left="0.635cm" fo:margin-right="0cm" fo:margin-top="0.21cm" fo:margin-bottom="0.21cm" loext:contextual-spacing="false" fo:text-indent="-0.635cm" style:auto-text-indent="false"/>
    </style:style>
    <style:style style:name="Table" style:family="paragraph" style:hidden="true" style:parent-style-name="Caption" style:class="extra"/>
    <style:style style:name="_5f_COD" style:display-name="_COD" style:family="paragraph" style:master-page-name="">
      <loext:graphic-properties draw:fill="none" draw:fill-color="#729fcf"/>
      <style:paragraph-properties fo:margin-top="0.21cm" fo:margin-bottom="0.21cm" loext:contextual-spacing="true" style:page-number="auto" fo:background-color="transparent" fo:padding-left="0.42cm" fo:padding-right="0.42cm" fo:padding-top="0.21cm" fo:padding-bottom="0.21cm" fo:border="0.06pt solid #b3b3b3" style:shadow="none">
        <style:tab-stops>
          <style:tab-stop style:position="0.64cm"/>
        </style:tab-stops>
      </style:paragraph-properties>
      <style:text-properties style:font-name="Consolas" fo:font-family="Consolas" style:font-style-name="Regular" style:font-family-generic="modern" style:font-pitch="fixed" fo:font-size="11pt" fo:letter-spacing="normal" style:text-scale="90%"/>
    </style:style>
    <style:style style:name="Title" style:family="paragraph" style:parent-style-name="Heading" style:next-style-name="Text_20_body" style:class="chapter" style:master-page-name="">
      <style:paragraph-properties fo:text-align="center" style:justify-single-word="false" style:page-number="auto"/>
      <style:text-properties style:font-name="Cambria" fo:font-family="Cambria" style:font-style-name="Bold" style:font-family-generic="roman" style:font-pitch="variable" fo:font-size="28pt" fo:font-weight="bold" style:font-size-asian="28pt" style:font-weight-asian="bold" style:font-size-complex="28pt" style:font-weight-complex="bold"/>
    </style:style>
    <style:style style:name="Text_20_Coperta" style:display-name="Text Coperta" style:family="paragraph" style:master-page-name="">
      <style:paragraph-properties fo:margin-left="0.42cm" fo:margin-right="0cm" fo:line-height="125%" fo:text-indent="0cm" style:auto-text-indent="false" style:page-number="auto"/>
      <style:text-properties fo:font-size="16pt"/>
    </style:style>
    <style:style style:name="Header_20_right" style:display-name="Header right" style:family="paragraph" style:parent-style-name="Text_20_body" style:class="extra" style:master-page-name="">
      <style:paragraph-properties fo:margin-left="0cm" fo:margin-right="0cm" fo:text-align="end" style:justify-single-word="false" fo:text-indent="0cm" style:auto-text-indent="false" style:page-number="auto" fo:padding="0.049cm" fo:border-left="none" fo:border-right="none" fo:border-top="none" fo:border-bottom="0.2pt solid #000000" style:shadow="none" text:number-lines="false" text:line-number="0">
        <style:tab-stops>
          <style:tab-stop style:position="0.64cm" style:type="right"/>
        </style:tab-stops>
      </style:paragraph-properties>
      <style:text-properties fo:color="#000000"/>
    </style:style>
    <style:style style:name="Header_20_left" style:display-name="Header left" style:family="paragraph" style:parent-style-name="Text_20_body" style:class="extra">
      <style:paragraph-properties fo:margin-left="0cm" fo:margin-right="0cm" fo:text-align="start" style:justify-single-word="false" fo:text-indent="0cm" style:auto-text-indent="false" fo:padding="0.049cm" fo:border-left="none" fo:border-right="none" fo:border-top="none" fo:border-bottom="0.2pt solid #000000" style:shadow="none" text:number-lines="false" text:line-number="0">
        <style:tab-stops>
          <style:tab-stop style:position="0.64cm"/>
        </style:tab-stops>
      </style:paragraph-properties>
      <style:text-properties fo:color="#000000"/>
    </style:style>
    <style:style style:name="Text_20_Box" style:display-name="Text Box" style:family="paragraph" style:default-outline-level="" style:list-style-name="" style:master-page-name="">
      <style:paragraph-properties fo:margin-left="0cm" fo:margin-right="0cm" fo:text-indent="0cm" style:auto-text-indent="false" style:page-number="auto">
        <style:tab-stops/>
      </style:paragraph-properties>
      <style:text-properties fo:text-transform="uppercase" style:font-name="Consolas" fo:font-family="Consolas" style:font-style-name="Regular" style:font-family-generic="modern" style:font-pitch="fixed" fo:font-size="12pt"/>
    </style:style>
    <style:style style:name="Text_20_Declaratie" style:display-name="Text Declaratie" style:family="paragraph">
      <style:paragraph-properties fo:line-height="125%" fo:text-align="justify" style:justify-single-word="false"/>
      <style:text-properties fo:font-size="13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rawing" style:family="paragraph" style:hidden="true" style:parent-style-name="Caption" style:class="extra"/>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2.04pt outset #004586" style:shadow="none" text:number-lines="false" text:line-number="0" style:join-border="false"/>
      <style:text-properties fo:font-size="6pt" style:font-size-asian="6pt" style:font-size-complex="6pt"/>
    </style:style>
    <style:style style:name="Contents_20_5" style:display-name="Contents 5" style:family="paragraph" style:parent-style-name="Index" style:class="index">
      <style:paragraph-properties fo:margin-left="0.499cm" fo:margin-right="0cm" fo:text-indent="0cm" style:auto-text-indent="false">
        <style:tab-stops>
          <style:tab-stop style:position="14.005cm" style:type="right" style:leader-style="dotted" style:leader-text="."/>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Text_20_body_20_indent" style:display-name="Text body indent" style:family="paragraph" style:parent-style-name="Text_20_body" style:class="text">
      <style:paragraph-properties fo:margin-left="0cm" fo:margin-right="0cm" fo:text-indent="1.27cm" style:auto-text-indent="false"/>
    </style:style>
    <style:style style:name="_5f_TEXT" style:display-name="_TEXT" style:family="paragraph">
      <style:paragraph-properties fo:margin-left="0cm" fo:margin-right="0cm" fo:text-align="justify" style:justify-single-word="false" fo:text-indent="1.27cm" style:auto-text-indent="false" style:shadow="none"/>
    </style:style>
    <style:style style:name="_31__20_Capitol" style:display-name="1 Capitol" style:family="paragraph" style:next-style-name="_5f_TEXT" style:default-outline-level="1" style:master-page-name="">
      <style:paragraph-properties fo:margin-left="0cm" fo:margin-right="0cm" fo:margin-top="0.42cm" fo:margin-bottom="0.42cm" loext:contextual-spacing="false" fo:text-indent="1.27cm" style:auto-text-indent="false" style:page-number="auto" fo:break-before="page"/>
      <style:text-properties fo:color="#004586" fo:font-size="14pt" fo:font-weight="bold" style:font-size-asian="14pt" style:font-weight-asian="bold"/>
    </style:style>
    <style:style style:name="_32__20_Subcapitol" style:display-name="2 Subcapitol" style:family="paragraph" style:next-style-name="_5f_TEXT" style:default-outline-level="2" style:master-page-name="">
      <style:paragraph-properties fo:margin-left="1.27cm" fo:margin-right="0cm" fo:margin-top="0.42cm" fo:margin-bottom="0.21cm" loext:contextual-spacing="false" fo:text-indent="0cm" style:auto-text-indent="false" style:page-number="auto"/>
      <style:text-properties fo:color="#004586" fo:font-size="13pt" fo:font-style="italic" fo:font-weight="bold" style:font-size-asian="13pt"/>
    </style:style>
    <style:style style:name="_33__20_Sub-Subcapitol" style:display-name="3 Sub-Subcapitol" style:family="paragraph" style:next-style-name="_5f_TEXT" style:default-outline-level="3">
      <style:paragraph-properties fo:margin-left="1.27cm" fo:margin-right="0cm" fo:margin-top="0.42cm" fo:margin-bottom="0.21cm" loext:contextual-spacing="false" fo:text-indent="0cm" style:auto-text-indent="false"/>
      <style:text-properties fo:color="#004586" fo:font-size="13pt" fo:font-style="italic" style:font-size-asian="13pt" style:font-style-asian="italic"/>
    </style:style>
    <style:style style:name="_34__20_Sub-Sub-Subcapitol" style:display-name="4 Sub-Sub-Subcapitol" style:family="paragraph" style:next-style-name="_5f_TEXT" style:default-outline-level="4" style:master-page-name="">
      <style:paragraph-properties fo:margin-left="1.27cm" fo:margin-right="0cm" fo:margin-top="0.42cm" fo:margin-bottom="0.21cm" loext:contextual-spacing="false" fo:text-indent="0cm" style:auto-text-indent="false" style:page-number="auto" style:snap-to-layout-grid="false"/>
      <style:text-properties fo:color="#004586" fo:font-size="13pt" style:font-size-asian="13pt"/>
    </style:style>
    <style:style style:name="_35__20_Anexă" style:display-name="5 Anexă" style:family="paragraph" style:next-style-name="_5f_TEXT" style:default-outline-level="5">
      <style:paragraph-properties fo:margin-left="1.27cm" fo:margin-right="0cm" fo:margin-top="0.42cm" fo:margin-bottom="0.21cm" loext:contextual-spacing="false" fo:text-indent="0cm" style:auto-text-indent="false"/>
      <style:text-properties fo:color="#004586" fo:font-size="13pt" fo:font-style="italic" fo:font-weight="bold" style:font-size-asian="13pt"/>
    </style:style>
    <style:style style:name="Numbering_20_Symbols" style:display-name="Numbering Symbols" style:family="text"/>
    <style:style style:name="Footnote_20_Symbol" style:display-name="Footnote Symbol" style:family="text"/>
    <style:style style:name="Line_20_numbering" style:display-name="Line numbering" style:family="text"/>
    <style:style style:name="User_20_Entry" style:display-name="User Entry" style:family="text">
      <style:text-properties style:font-name="Times New Roman2" fo:font-family="'Times New Roman'" style:font-style-name="Italic" style:font-family-generic="roman" style:font-pitch="variable" fo:font-style="italic"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Internet_20_link" style:display-name="Internet link" style:family="text">
      <style:text-properties fo:color="#000080" fo:font-style="normal" style:text-underline-style="none"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Definition"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Variable" style:family="text">
      <style:text-properties style:font-name="Liberation Serif" fo:font-family="'Liberation Serif'" style:font-style-name="Italic" style:font-family-generic="roman" style:font-pitch="variable" fo:font-style="italic" fo:background-color="transparent" style:font-style-asian="italic" style:font-style-complex="italic"/>
    </style:style>
    <style:style style:name="OOoComputerCode" style:family="text">
      <style:text-properties fo:color="#000000" style:font-name="Consolas" fo:font-family="Consolas" style:font-style-name="Regular" style:font-family-generic="modern" style:font-pitch="fixed" fo:font-size="11pt" fo:background-color="transparent" style:text-scale="90%"/>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FORMULA" style:display-name="_FORMULA" style:family="text">
      <style:text-properties style:font-name="CMU Serif" fo:font-family="'CMU Serif'" style:font-style-name="Italic" style:font-family-generic="roman" style:font-pitch="variable" fo:font-style="italic" fo:font-weight="normal" fo:background-color="transparent"/>
    </style:style>
    <style:style style:name="_5f_Italic" style:display-name="_Italic" style:family="text">
      <style:text-properties fo:font-style="italic" style:font-style-asian="italic"/>
    </style:style>
    <style:style style:name="Index_20_Link" style:display-name="Index Link" style:family="text"/>
    <style:style style:name="_5f_ENGLISH" style:display-name="_ENGLISH" style:family="text" style:parent-style-name="Drop_20_Caps">
      <style:text-properties fo:language="en" fo:country="US" fo:font-style="italic" fo:background-color="transparent"/>
    </style:style>
    <style:style style:name="Drop_20_Caps" style:display-name="Drop Caps" style:family="text"/>
    <style:style style:name="_5f_CODE" style:display-name="_CODE" style:family="text">
      <style:text-properties style:font-name="Consolas" fo:font-family="Consolas" style:font-style-name="Regular" style:font-family-generic="modern" style:font-pitch="fixed" fo:font-size="12pt" fo:font-style="normal" style:text-scale="90%"/>
    </style:style>
    <style:style style:name="Graphics" style:family="graphic">
      <style:graphic-properties text:anchor-type="paragraph" svg:x="0cm" svg:y="0cm" fo:margin-top="0cm" fo:margin-bottom="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21cm" fo:margin-bottom="0.21cm" style:wrap="none" style:vertical-pos="top" style:vertical-rel="paragraph-content" style:horizontal-pos="center" style:horizontal-rel="page-content" fo:padding="0cm" fo:border="none" style:shadow="none" draw:shadow-opacity="1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Capitolul " style:num-suffix=". " style:num-format="1">
        <style:list-level-properties text:list-level-position-and-space-mode="label-alignment">
          <style:list-level-label-alignment text:label-followed-by="nothing" fo:margin-left="0.635cm"/>
        </style:list-level-properties>
      </text:outline-level-style>
      <text:outline-level-style text:level="2" style:num-suffix=". " style:num-format="1" text:display-levels="2">
        <style:list-level-properties text:list-level-position-and-space-mode="label-alignment">
          <style:list-level-label-alignment text:label-followed-by="nothing" fo:margin-left="0.635cm"/>
        </style:list-level-properties>
      </text:outline-level-style>
      <text:outline-level-style text:level="3" style:num-suffix=". " style:num-format="1" text:display-levels="3">
        <style:list-level-properties text:list-level-position-and-space-mode="label-alignment">
          <style:list-level-label-alignment text:label-followed-by="nothing" fo:margin-left="0.635cm"/>
        </style:list-level-properties>
      </text:outline-level-style>
      <text:outline-level-style text:level="4" style:num-suffix=". " style:num-format="1" text:display-levels="4">
        <style:list-level-properties text:list-level-position-and-space-mode="label-alignment">
          <style:list-level-label-alignment text:label-followed-by="nothing" fo:margin-left="0.635cm"/>
        </style:list-level-properties>
      </text:outline-level-style>
      <text:outline-level-style text:level="5" style:num-prefix="Anexa " style:num-suffix=". " style:num-format="1">
        <style:list-level-properties text:list-level-position-and-space-mode="label-alignment">
          <style:list-level-label-alignment text:label-followed-by="nothing" fo:margin-left="0.635cm"/>
        </style:list-level-properties>
      </text:outline-level-style>
      <text:outline-level-style text:level="6" style:num-suffix="." style:num-format="1">
        <style:list-level-properties text:list-level-position-and-space-mode="label-alignment">
          <style:list-level-label-alignment text:label-followed-by="nothing" fo:margin-left="0.635cm"/>
        </style:list-level-properties>
      </text:outline-level-style>
      <text:outline-level-style text:level="7" style:num-suffix="." style:num-format="1">
        <style:list-level-properties text:list-level-position-and-space-mode="label-alignment">
          <style:list-level-label-alignment text:label-followed-by="nothing" fo:margin-left="0.635cm"/>
        </style:list-level-properties>
      </text:outline-level-style>
      <text:outline-level-style text:level="8" style:num-suffix="." style:num-format="1">
        <style:list-level-properties text:list-level-position-and-space-mode="label-alignment">
          <style:list-level-label-alignment text:label-followed-by="nothing" fo:margin-left="0.635cm"/>
        </style:list-level-properties>
      </text:outline-level-style>
      <text:outline-level-style text:level="9" style:num-suffix="." style:num-format="1">
        <style:list-level-properties text:list-level-position-and-space-mode="label-alignment">
          <style:list-level-label-alignment text:label-followed-by="nothing" fo:margin-left="0.635cm"/>
        </style:list-level-properties>
      </text:outline-level-style>
      <text:outline-level-style text:level="10" style:num-suffix="." style:num-format="1">
        <style:list-level-properties text:list-level-position-and-space-mode="label-alignment">
          <style:list-level-label-alignment text:label-followed-by="nothing" fo:margin-left="0.635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fo:text-align="end">
          <style:list-level-label-alignment text:label-followed-by="listtab" text:list-tab-stop-position="2.54cm" fo:text-indent="-0.319cm" fo:margin-left="2.54cm"/>
        </style:list-level-properties>
        <style:text-properties fo:font-family="'Times New Roman'" style:font-style-name="Regular" style:font-family-generic="roman"/>
      </text:list-level-style-bullet>
      <text:list-level-style-bullet text:level="2" text:style-name="Numbering_20_Symbols" text:bullet-char="−">
        <style:list-level-properties text:list-level-position-and-space-mode="label-alignment" fo:text-align="end">
          <style:list-level-label-alignment text:label-followed-by="listtab" text:list-tab-stop-position="3.175cm" fo:text-indent="-0.316cm" fo:margin-left="3.175cm"/>
        </style:list-level-properties>
        <style:text-properties fo:font-family="'Times New Roman'" style:font-style-name="Regular" style:font-family-generic="roman"/>
      </text:list-level-style-bullet>
      <text:list-level-style-bullet text:level="3" text:style-name="Numbering_20_Symbols" text:bullet-char="◦">
        <style:list-level-properties text:list-level-position-and-space-mode="label-alignment" fo:text-align="end">
          <style:list-level-label-alignment text:label-followed-by="listtab" text:list-tab-stop-position="3.81cm" fo:text-indent="-0.319cm" fo:margin-left="3.81cm"/>
        </style:list-level-properties>
        <style:text-properties fo:font-family="'Times New Roman'" style:font-style-name="Regular" style:font-family-generic="roman"/>
      </text:list-level-style-bullet>
      <text:list-level-style-bullet text:level="4" text:style-name="Numbering_20_Symbols" text:bullet-char="▪">
        <style:list-level-properties text:list-level-position-and-space-mode="label-alignment" fo:text-align="end">
          <style:list-level-label-alignment text:label-followed-by="listtab" text:list-tab-stop-position="4.445cm" fo:text-indent="-0.316cm" fo:margin-left="4.445cm"/>
        </style:list-level-properties>
        <style:text-properties fo:font-family="'Times New Roman'" style:font-style-name="Regular" style:font-family-generic="roman"/>
      </text:list-level-style-bullet>
      <text:list-level-style-bullet text:level="5" text:style-name="Numbering_20_Symbols" text:bullet-char="▫">
        <style:list-level-properties text:list-level-position-and-space-mode="label-alignment" fo:text-align="end">
          <style:list-level-label-alignment text:label-followed-by="listtab" text:list-tab-stop-position="5.08cm" fo:text-indent="-0.319cm" fo:margin-left="5.08cm"/>
        </style:list-level-properties>
        <style:text-properties fo:font-family="'Times New Roman'" style:font-style-name="Regular" style:font-family-generic="roman"/>
      </text:list-level-style-bullet>
      <text:list-level-style-bullet text:level="6" text:style-name="Numbering_20_Symbols" text:bullet-char="›">
        <style:list-level-properties text:list-level-position-and-space-mode="label-alignment" fo:text-align="end">
          <style:list-level-label-alignment text:label-followed-by="listtab" text:list-tab-stop-position="5.715cm" fo:text-indent="-0.316cm" fo:margin-left="5.715cm"/>
        </style:list-level-properties>
        <style:text-properties fo:font-family="'Times New Roman'" style:font-style-name="Regular" style:font-family-generic="roman"/>
      </text:list-level-style-bullet>
      <text:list-level-style-bullet text:level="7" text:style-name="Numbering_20_Symbols" text:bullet-char="•">
        <style:list-level-properties text:list-level-position-and-space-mode="label-alignment" fo:text-align="end">
          <style:list-level-label-alignment text:label-followed-by="listtab" text:list-tab-stop-position="6.35cm" fo:text-indent="-0.319cm" fo:margin-left="6.35cm"/>
        </style:list-level-properties>
        <style:text-properties fo:font-family="'Times New Roman'" style:font-style-name="Regular" style:font-family-generic="roman"/>
      </text:list-level-style-bullet>
      <text:list-level-style-bullet text:level="8" text:style-name="Numbering_20_Symbols" text:bullet-char="•">
        <style:list-level-properties text:list-level-position-and-space-mode="label-alignment" fo:text-align="end">
          <style:list-level-label-alignment text:label-followed-by="listtab" text:list-tab-stop-position="6.985cm" fo:text-indent="-0.316cm" fo:margin-left="6.985cm"/>
        </style:list-level-properties>
        <style:text-properties fo:font-family="'Times New Roman'" style:font-style-name="Regular" style:font-family-generic="roman"/>
      </text:list-level-style-bullet>
      <text:list-level-style-bullet text:level="9" text:style-name="Numbering_20_Symbols" text:bullet-char="•">
        <style:list-level-properties text:list-level-position-and-space-mode="label-alignment" fo:text-align="end">
          <style:list-level-label-alignment text:label-followed-by="listtab" text:list-tab-stop-position="7.62cm" fo:text-indent="-0.319cm" fo:margin-left="7.62cm"/>
        </style:list-level-properties>
        <style:text-properties fo:font-family="'Times New Roman'" style:font-style-name="Regular" style:font-family-generic="roman"/>
      </text:list-level-style-bullet>
      <text:list-level-style-bullet text:level="10" text:style-name="Numbering_20_Symbols" text:bullet-char="•">
        <style:list-level-properties text:list-level-position-and-space-mode="label-alignment" fo:text-align="end">
          <style:list-level-label-alignment text:label-followed-by="listtab" text:list-tab-stop-position="8.255cm" fo:text-indent="-0.316cm" fo:margin-left="8.255cm"/>
        </style:list-level-properties>
        <style:text-properties fo:font-family="'Times New Roman'" style:font-style-name="Regular" style:font-family-generic="roman"/>
      </text:list-level-style-bullet>
    </text:list-style>
    <text:list-style style:name="List_20_2" style:display-name="List 2">
      <text:list-level-style-bullet text:level="1" text:style-name="Numbering_20_Symbols" text:bullet-char="−">
        <style:list-level-properties text:list-level-position-and-space-mode="label-alignment" fo:text-align="end">
          <style:list-level-label-alignment text:label-followed-by="listtab" text:list-tab-stop-position="2.54cm" fo:text-indent="-0.319cm" fo:margin-left="2.54cm"/>
        </style:list-level-properties>
        <style:text-properties fo:font-family="'Times New Roman'" style:font-style-name="Regular" style:font-family-generic="roman"/>
      </text:list-level-style-bullet>
      <text:list-level-style-bullet text:level="2" text:style-name="Numbering_20_Symbols" text:bullet-char="−">
        <style:list-level-properties text:list-level-position-and-space-mode="label-alignment" fo:text-align="end">
          <style:list-level-label-alignment text:label-followed-by="listtab" text:list-tab-stop-position="3.175cm" fo:text-indent="-0.316cm" fo:margin-left="3.175cm"/>
        </style:list-level-properties>
        <style:text-properties fo:font-family="'Times New Roman'" style:font-style-name="Regular" style:font-family-generic="roman"/>
      </text:list-level-style-bullet>
      <text:list-level-style-bullet text:level="3" text:style-name="Numbering_20_Symbols" text:bullet-char="−">
        <style:list-level-properties text:list-level-position-and-space-mode="label-alignment" fo:text-align="end">
          <style:list-level-label-alignment text:label-followed-by="listtab" text:list-tab-stop-position="3.81cm" fo:text-indent="-0.319cm" fo:margin-left="3.81cm"/>
        </style:list-level-properties>
        <style:text-properties fo:font-family="'Times New Roman'" style:font-style-name="Regular" style:font-family-generic="roman"/>
      </text:list-level-style-bullet>
      <text:list-level-style-bullet text:level="4" text:style-name="Numbering_20_Symbols" text:bullet-char="−">
        <style:list-level-properties text:list-level-position-and-space-mode="label-alignment" fo:text-align="end">
          <style:list-level-label-alignment text:label-followed-by="listtab" text:list-tab-stop-position="4.445cm" fo:text-indent="-0.321cm" fo:margin-left="4.45cm"/>
        </style:list-level-properties>
        <style:text-properties fo:font-family="'Times New Roman'" style:font-style-name="Regular" style:font-family-generic="roman"/>
      </text:list-level-style-bullet>
      <text:list-level-style-bullet text:level="5" text:style-name="Numbering_20_Symbols" text:bullet-char="−">
        <style:list-level-properties text:list-level-position-and-space-mode="label-alignment" fo:text-align="end">
          <style:list-level-label-alignment text:label-followed-by="listtab" text:list-tab-stop-position="5.08cm" fo:text-indent="-0.319cm" fo:margin-left="5.08cm"/>
        </style:list-level-properties>
        <style:text-properties fo:font-family="'Times New Roman'" style:font-style-name="Regular" style:font-family-generic="roman"/>
      </text:list-level-style-bullet>
      <text:list-level-style-bullet text:level="6" text:style-name="Numbering_20_Symbols" text:bullet-char="−">
        <style:list-level-properties text:list-level-position-and-space-mode="label-alignment" fo:text-align="end">
          <style:list-level-label-alignment text:label-followed-by="listtab" text:list-tab-stop-position="5.72cm" fo:text-indent="-0.321cm" fo:margin-left="5.72cm"/>
        </style:list-level-properties>
        <style:text-properties fo:font-family="'Times New Roman'" style:font-style-name="Regular" style:font-family-generic="roman"/>
      </text:list-level-style-bullet>
      <text:list-level-style-bullet text:level="7" text:style-name="Numbering_20_Symbols" text:bullet-char="−">
        <style:list-level-properties text:list-level-position-and-space-mode="label-alignment" fo:text-align="end">
          <style:list-level-label-alignment text:label-followed-by="listtab" text:list-tab-stop-position="6.35cm" fo:text-indent="-0.319cm" fo:margin-left="6.35cm"/>
        </style:list-level-properties>
        <style:text-properties fo:font-family="'Times New Roman'" style:font-style-name="Regular" style:font-family-generic="roman"/>
      </text:list-level-style-bullet>
      <text:list-level-style-bullet text:level="8" text:style-name="Numbering_20_Symbols" text:bullet-char="−">
        <style:list-level-properties text:list-level-position-and-space-mode="label-alignment" fo:text-align="end">
          <style:list-level-label-alignment text:label-followed-by="listtab" text:list-tab-stop-position="6.99cm" fo:text-indent="-0.321cm" fo:margin-left="6.99cm"/>
        </style:list-level-properties>
        <style:text-properties fo:font-family="'Times New Roman'" style:font-style-name="Regular" style:font-family-generic="roman"/>
      </text:list-level-style-bullet>
      <text:list-level-style-bullet text:level="9" text:style-name="Numbering_20_Symbols" text:bullet-char="−">
        <style:list-level-properties text:list-level-position-and-space-mode="label-alignment" fo:text-align="end">
          <style:list-level-label-alignment text:label-followed-by="listtab" text:list-tab-stop-position="7.62cm" fo:text-indent="-0.319cm" fo:margin-left="7.62cm"/>
        </style:list-level-properties>
        <style:text-properties fo:font-family="'Times New Roman'" style:font-style-name="Regular" style:font-family-generic="roman"/>
      </text:list-level-style-bullet>
      <text:list-level-style-bullet text:level="10" text:style-name="Numbering_20_Symbols" text:bullet-char="−">
        <style:list-level-properties text:list-level-position-and-space-mode="label-alignment" fo:text-align="end">
          <style:list-level-label-alignment text:label-followed-by="listtab" text:list-tab-stop-position="8.26cm" fo:text-indent="-0.321cm" fo:margin-left="8.26cm"/>
        </style:list-level-properties>
        <style:text-properties fo:font-family="'Times New Roman'" style:font-style-name="Regular" style:font-family-generic="roman"/>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text:list-tab-stop-position="2.54cm" fo:text-indent="-0.12cm" fo:margin-left="2.54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3.175cm" fo:text-indent="-0.115cm" fo:margin-left="3.175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3.81cm" fo:text-indent="-0.12cm" fo:margin-left="3.81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4.445cm" fo:text-indent="-0.115cm" fo:margin-left="4.445cm"/>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5.08cm" fo:text-indent="-0.12cm" fo:margin-left="5.08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5.715cm" fo:text-indent="-0.115cm" fo:margin-left="5.715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6.35cm" fo:text-indent="-0.12cm" fo:margin-left="6.35cm"/>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6.985cm" fo:text-indent="-0.115cm" fo:margin-left="6.985cm"/>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7.62cm" fo:text-indent="-0.12cm" fo:margin-left="7.62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8.255cm" fo:text-indent="-0.115cm" fo:margin-left="8.255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_5f_Listă_20_cu_20_buline" style:display-name="_Listă cu buline">
      <text:list-level-style-bullet text:level="1" text:bullet-char="•">
        <style:list-level-properties text:list-level-position-and-space-mode="label-alignment" fo:text-align="center">
          <style:list-level-label-alignment text:label-followed-by="listtab" text:list-tab-stop-position="2.54cm" fo:text-indent="-0.319cm" fo:margin-left="2.54cm"/>
        </style:list-level-properties>
        <style:text-properties fo:font-family="'Times New Roman'" style:font-style-name="Regular" style:font-family-generic="roman"/>
      </text:list-level-style-bullet>
      <text:list-level-style-bullet text:level="2" text:bullet-char="−">
        <style:list-level-properties text:list-level-position-and-space-mode="label-alignment" fo:text-align="center">
          <style:list-level-label-alignment text:label-followed-by="listtab" text:list-tab-stop-position="3.18cm" fo:text-indent="-0.321cm" fo:margin-left="3.18cm"/>
        </style:list-level-properties>
        <style:text-properties fo:font-family="'Times New Roman'" style:font-style-name="Regular" style:font-family-generic="roman"/>
      </text:list-level-style-bullet>
      <text:list-level-style-bullet text:level="3" text:bullet-char="◦">
        <style:list-level-properties text:list-level-position-and-space-mode="label-alignment" fo:text-align="center">
          <style:list-level-label-alignment text:label-followed-by="listtab" text:list-tab-stop-position="3.81cm" fo:text-indent="-0.319cm" fo:margin-left="3.81cm"/>
        </style:list-level-properties>
        <style:text-properties fo:font-family="'Times New Roman'" style:font-style-name="Regular" style:font-family-generic="roman"/>
      </text:list-level-style-bullet>
      <text:list-level-style-bullet text:level="4" text:bullet-char="▪">
        <style:list-level-properties text:list-level-position-and-space-mode="label-alignment" fo:text-align="center">
          <style:list-level-label-alignment text:label-followed-by="listtab" text:list-tab-stop-position="4.45cm" fo:text-indent="-0.321cm" fo:margin-left="4.45cm"/>
        </style:list-level-properties>
        <style:text-properties fo:font-family="'Times New Roman'" style:font-style-name="Regular" style:font-family-generic="roman"/>
      </text:list-level-style-bullet>
      <text:list-level-style-bullet text:level="5" text:bullet-char="▫">
        <style:list-level-properties text:list-level-position-and-space-mode="label-alignment" fo:text-align="center">
          <style:list-level-label-alignment text:label-followed-by="listtab" text:list-tab-stop-position="5.08cm" fo:text-indent="-0.319cm" fo:margin-left="5.08cm"/>
        </style:list-level-properties>
        <style:text-properties fo:font-family="'Times New Roman'" style:font-style-name="Regular" style:font-family-generic="roman"/>
      </text:list-level-style-bullet>
      <text:list-level-style-bullet text:level="6" text:bullet-char="›">
        <style:list-level-properties text:list-level-position-and-space-mode="label-alignment" fo:text-align="center">
          <style:list-level-label-alignment text:label-followed-by="listtab" text:list-tab-stop-position="5.72cm" fo:text-indent="-0.321cm" fo:margin-left="5.72cm"/>
        </style:list-level-properties>
        <style:text-properties fo:font-family="'Times New Roman'" style:font-style-name="Regular" style:font-family-generic="roman"/>
      </text:list-level-style-bullet>
      <text:list-level-style-bullet text:level="7" text:bullet-char="»">
        <style:list-level-properties text:list-level-position-and-space-mode="label-alignment" fo:text-align="center">
          <style:list-level-label-alignment text:label-followed-by="listtab" text:list-tab-stop-position="6.35cm" fo:text-indent="-0.319cm" fo:margin-left="6.35cm"/>
        </style:list-level-properties>
        <style:text-properties fo:font-family="'Times New Roman'" style:font-style-name="Regular" style:font-family-generic="roman"/>
      </text:list-level-style-bullet>
      <text:list-level-style-bullet text:level="8" text:bullet-char="›">
        <style:list-level-properties text:list-level-position-and-space-mode="label-alignment" fo:text-align="center">
          <style:list-level-label-alignment text:label-followed-by="listtab" text:list-tab-stop-position="6.99cm" fo:text-indent="-0.321cm" fo:margin-left="6.99cm"/>
        </style:list-level-properties>
        <style:text-properties fo:font-family="'Times New Roman'" style:font-style-name="Regular" style:font-family-generic="roman"/>
      </text:list-level-style-bullet>
      <text:list-level-style-bullet text:level="9" text:bullet-char="›">
        <style:list-level-properties text:list-level-position-and-space-mode="label-alignment" fo:text-align="center">
          <style:list-level-label-alignment text:label-followed-by="listtab" text:list-tab-stop-position="7.62cm" fo:text-indent="-0.319cm" fo:margin-left="7.62cm"/>
        </style:list-level-properties>
        <style:text-properties fo:font-family="'Times New Roman'" style:font-style-name="Regular" style:font-family-generic="roman"/>
      </text:list-level-style-bullet>
      <text:list-level-style-bullet text:level="10" text:bullet-char="›">
        <style:list-level-properties text:list-level-position-and-space-mode="label-alignment" fo:text-align="center">
          <style:list-level-label-alignment text:label-followed-by="listtab" text:list-tab-stop-position="8.26cm" fo:text-indent="-0.321cm" fo:margin-left="8.26cm"/>
        </style:list-level-properties>
        <style:text-properties fo:font-family="'Times New Roman'" style:font-style-name="Regular" style:font-family-generic="roman"/>
      </text:list-level-style-bullet>
    </text:list-style>
    <text:list-style style:name="_5f_Listă_20_cu_20_liniuțe" style:display-name="_Listă cu liniuțe">
      <text:list-level-style-bullet text:level="1" text:bullet-char="−">
        <style:list-level-properties text:list-level-position-and-space-mode="label-alignment" fo:text-align="center">
          <style:list-level-label-alignment text:label-followed-by="listtab" text:list-tab-stop-position="2.54cm" fo:text-indent="-0.319cm" fo:margin-left="2.54cm"/>
        </style:list-level-properties>
        <style:text-properties style:font-name="Segoe UI"/>
      </text:list-level-style-bullet>
      <text:list-level-style-bullet text:level="2" text:bullet-char="−">
        <style:list-level-properties text:list-level-position-and-space-mode="label-alignment" fo:text-align="center">
          <style:list-level-label-alignment text:label-followed-by="listtab" text:list-tab-stop-position="3.18cm" fo:text-indent="-0.321cm" fo:margin-left="3.18cm"/>
        </style:list-level-properties>
        <style:text-properties style:font-name="Segoe UI"/>
      </text:list-level-style-bullet>
      <text:list-level-style-bullet text:level="3" text:bullet-char="−">
        <style:list-level-properties text:list-level-position-and-space-mode="label-alignment" fo:text-align="center">
          <style:list-level-label-alignment text:label-followed-by="listtab" text:list-tab-stop-position="3.81cm" fo:text-indent="-0.319cm" fo:margin-left="3.81cm"/>
        </style:list-level-properties>
        <style:text-properties style:font-name="Segoe UI"/>
      </text:list-level-style-bullet>
      <text:list-level-style-bullet text:level="4" text:bullet-char="−">
        <style:list-level-properties text:list-level-position-and-space-mode="label-alignment" fo:text-align="center">
          <style:list-level-label-alignment text:label-followed-by="listtab" text:list-tab-stop-position="4.45cm" fo:text-indent="-0.321cm" fo:margin-left="4.45cm"/>
        </style:list-level-properties>
        <style:text-properties style:font-name="Segoe UI"/>
      </text:list-level-style-bullet>
      <text:list-level-style-bullet text:level="5" text:bullet-char="−">
        <style:list-level-properties text:list-level-position-and-space-mode="label-alignment" fo:text-align="center">
          <style:list-level-label-alignment text:label-followed-by="listtab" text:list-tab-stop-position="5.08cm" fo:text-indent="-0.319cm" fo:margin-left="5.08cm"/>
        </style:list-level-properties>
        <style:text-properties style:font-name="Segoe UI"/>
      </text:list-level-style-bullet>
      <text:list-level-style-bullet text:level="6" text:bullet-char="−">
        <style:list-level-properties text:list-level-position-and-space-mode="label-alignment" fo:text-align="center">
          <style:list-level-label-alignment text:label-followed-by="listtab" text:list-tab-stop-position="5.72cm" fo:text-indent="-0.321cm" fo:margin-left="5.72cm"/>
        </style:list-level-properties>
        <style:text-properties style:font-name="Segoe UI"/>
      </text:list-level-style-bullet>
      <text:list-level-style-bullet text:level="7" text:bullet-char="−">
        <style:list-level-properties text:list-level-position-and-space-mode="label-alignment" fo:text-align="center">
          <style:list-level-label-alignment text:label-followed-by="listtab" text:list-tab-stop-position="6.35cm" fo:text-indent="-0.319cm" fo:margin-left="6.35cm"/>
        </style:list-level-properties>
        <style:text-properties style:font-name="Segoe UI"/>
      </text:list-level-style-bullet>
      <text:list-level-style-bullet text:level="8" text:bullet-char="−">
        <style:list-level-properties text:list-level-position-and-space-mode="label-alignment" fo:text-align="center">
          <style:list-level-label-alignment text:label-followed-by="listtab" text:list-tab-stop-position="6.99cm" fo:text-indent="-0.321cm" fo:margin-left="6.99cm"/>
        </style:list-level-properties>
        <style:text-properties style:font-name="Segoe UI"/>
      </text:list-level-style-bullet>
      <text:list-level-style-bullet text:level="9" text:bullet-char="−">
        <style:list-level-properties text:list-level-position-and-space-mode="label-alignment" fo:text-align="center">
          <style:list-level-label-alignment text:label-followed-by="listtab" text:list-tab-stop-position="7.62cm" fo:text-indent="-0.319cm" fo:margin-left="7.62cm"/>
        </style:list-level-properties>
        <style:text-properties style:font-name="Segoe UI"/>
      </text:list-level-style-bullet>
      <text:list-level-style-bullet text:level="10" text:bullet-char="−">
        <style:list-level-properties text:list-level-position-and-space-mode="label-alignment" fo:text-align="center">
          <style:list-level-label-alignment text:label-followed-by="listtab" text:list-tab-stop-position="8.26cm" fo:text-indent="-0.321cm" fo:margin-left="8.26cm"/>
        </style:list-level-properties>
        <style:text-properties style:font-name="Segoe UI"/>
      </text:list-level-style-bullet>
    </text:list-style>
    <text:list-style style:name="_5f_Listă_20_numerotată" style:display-name="_Listă numerotată">
      <text:list-level-style-number text:level="1" style:num-suffix="." style:num-format="1">
        <style:list-level-properties text:list-level-position-and-space-mode="label-alignment" fo:text-align="end">
          <style:list-level-label-alignment text:label-followed-by="listtab" text:list-tab-stop-position="2.54cm" fo:text-indent="-0.12cm" fo:margin-left="2.54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3.18cm" fo:text-indent="-0.12cm" fo:margin-left="3.18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3.81cm" fo:text-indent="-0.12cm" fo:margin-left="3.8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4.45cm" fo:text-indent="-0.12cm" fo:margin-left="4.45cm"/>
        </style:list-level-properties>
      </text:list-level-style-number>
      <text:list-level-style-number text:level="5" text:style-name="Numbering_20_Symbols" style:num-suffix="." style:num-format="A" style:num-letter-sync="true">
        <style:list-level-properties text:list-level-position-and-space-mode="label-alignment" fo:text-align="end">
          <style:list-level-label-alignment text:label-followed-by="listtab" text:list-tab-stop-position="5.08cm" fo:text-indent="-0.12cm" fo:margin-left="5.08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5.72cm" fo:text-indent="-0.12cm" fo:margin-left="5.72cm"/>
        </style:list-level-properties>
      </text:list-level-style-number>
      <text:list-level-style-number text:level="7" style:num-suffix="." style:num-format="1">
        <style:list-level-properties text:list-level-position-and-space-mode="label-alignment" fo:text-align="end">
          <style:list-level-label-alignment text:label-followed-by="listtab" text:list-tab-stop-position="6.35cm" fo:text-indent="-0.12cm" fo:margin-left="6.35cm"/>
        </style:list-level-properties>
      </text:list-level-style-number>
      <text:list-level-style-number text:level="8" style:num-suffix="." style:num-format="1">
        <style:list-level-properties text:list-level-position-and-space-mode="label-alignment" fo:text-align="end">
          <style:list-level-label-alignment text:label-followed-by="listtab" text:list-tab-stop-position="6.99cm" fo:text-indent="-0.12cm" fo:margin-left="6.99cm"/>
        </style:list-level-properties>
      </text:list-level-style-number>
      <text:list-level-style-number text:level="9" style:num-suffix="." style:num-format="1">
        <style:list-level-properties text:list-level-position-and-space-mode="label-alignment" fo:text-align="end">
          <style:list-level-label-alignment text:label-followed-by="listtab" text:list-tab-stop-position="7.62cm" fo:text-indent="-0.12cm" fo:margin-left="7.62cm"/>
        </style:list-level-properties>
      </text:list-level-style-number>
      <text:list-level-style-number text:level="10" style:num-suffix="." style:num-format="1">
        <style:list-level-properties text:list-level-position-and-space-mode="label-alignment" fo:text-align="end">
          <style:list-level-label-alignment text:label-followed-by="listtab" text:list-tab-stop-position="8.26cm" fo:text-indent="-0.12cm" fo:margin-left="8.26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ro" fo:country="RO"/>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Coperta">
      <style:paragraph-properties fo:margin-left="0cm" fo:margin-right="0cm" fo:text-align="center" style:justify-single-word="false" fo:text-indent="0cm" style:auto-text-indent="false"/>
      <style:text-properties fo:language="ro" fo:country="RO" officeooo:paragraph-rsid="0013da26"/>
    </style:style>
    <style:style style:name="MP2" style:family="paragraph" style:parent-style-name="Header_20_right">
      <style:text-properties fo:font-size="11pt" fo:language="ro" fo:country="RO" officeooo:paragraph-rsid="0056ba94" style:font-size-asian="11pt" style:font-size-complex="11pt"/>
    </style:style>
    <style:style style:name="MP3" style:family="paragraph" style:parent-style-name="Header_20_left">
      <style:text-properties fo:color="#c9211e" style:text-outline="false" style:text-line-through-style="none" style:text-line-through-type="none" fo:font-size="11pt" fo:language="ro" fo:country="RO" officeooo:rsid="014cff40" officeooo:paragraph-rsid="014cff40" style:text-blinking="false" style:font-size-asian="11pt" style:font-size-complex="11pt"/>
    </style:style>
    <style:style style:name="MP4" style:family="paragraph" style:parent-style-name="Footer">
      <style:paragraph-properties fo:text-align="end" style:justify-single-word="false"/>
      <style:text-properties fo:language="ro" fo:country="RO"/>
    </style:style>
    <style:style style:name="MP5" style:family="paragraph" style:parent-style-name="Footer">
      <style:paragraph-properties fo:text-align="start" style:justify-single-word="false"/>
      <style:text-properties fo:language="ro" fo:country="RO"/>
    </style:style>
    <style:style style:name="MT1" style:family="text">
      <style:text-properties officeooo:rsid="01443d89"/>
    </style:style>
    <style:page-layout style:name="Mpm1">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mirrored">
      <style:page-layout-properties fo:page-width="21.001cm" fo:page-height="29.7cm" style:num-format="I"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1cm" fo:page-height="29.7cm" style:num-format="1"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tru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right">
      <style:page-layout-properties fo:page-width="21.001cm" fo:page-height="29.7cm" style:num-format="1"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usage="right">
      <style:page-layout-properties fo:page-width="21.001cm" fo:page-height="29.7cm" style:num-format="" style:print-orientation="portrait" fo:margin-top="2cm" fo:margin-bottom="2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Coperta" style:page-layout-name="Mpm3" style:next-style-name="Declarație">
      <style:footer>
        <text:p text:style-name="MP1">Iași, 20<text:span text:style-name="MT1">20</text:span></text:p>
      </style:footer>
    </style:master-page>
    <style:master-page style:name="Cuprins" style:page-layout-name="Mpm4"/>
    <style:master-page style:name="Corp_5f_Lucrare" style:display-name="Corp_Lucrare" style:page-layout-name="Mpm5">
      <style:header>
        <text:p text:style-name="MP2"><text:chapter text:display="number-and-name" text:outline-level="1">Bibliografie</text:chapter></text:p>
      </style:header>
      <style:header-left>
        <text:p text:style-name="MP3"/>
      </style:header-left>
      <style:footer>
        <text:p text:style-name="MP4"><text:page-number text:select-page="current">7</text:page-number></text:p>
      </style:footer>
      <style:footer-left>
        <text:p text:style-name="MP5"><text:page-number text:select-page="current">8</text:page-number><text:s/></text:p>
      </style:footer-left>
    </style:master-page>
    <style:master-page style:name="First_20_Page" style:display-name="First Page" style:page-layout-name="Mpm6" style:next-style-name="Standard"/>
    <style:master-page style:name="Index" style:page-layout-name="Mpm6"/>
    <style:master-page style:name="Declarație" style:page-layout-name="Mpm7" style:next-style-name="Cuprins"/>
    <style:master-page style:name="Rezumat" style:page-layout-name="Mpm8"/>
    <style:master-page style:name="Right_20_Page" style:display-name="Right Page" style:page-layout-name="Mpm9" style:next-style-name="Left_20_Page"/>
    <style:master-page style:name="Left_20_Page" style:display-name="Left Page" style:page-layout-name="Mpm10"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17T16:34:00</meta:creation-date>
    <meta:generator>LibreOffice/6.1.5.2$Linux_X86_64 LibreOffice_project/10$Build-2</meta:generator>
    <meta:editing-duration>P5DT11H36M10S</meta:editing-duration>
    <meta:editing-cycles>260</meta:editing-cycles>
    <dc:date>2020-05-25T14:01:26.475813353</dc:date>
    <meta:print-date>2014-05-05T17:43:31.734000000</meta:print-date>
    <meta:document-statistic meta:table-count="0" meta:image-count="0" meta:object-count="0" meta:page-count="12" meta:paragraph-count="66" meta:word-count="657" meta:character-count="4751" meta:non-whitespace-character-count="4172"/>
  </office:meta>
</office:document-meta>
</file>